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ngClassFileTransformer.FilteringClassFileTransformer( ClassFileTransformer targetTransformer , @ Nullable ClassLoader target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gClassFileTransformer.transform( ClassLoader loader , String className , Class &lt; ? &gt; classBeingRedefined , ProtectionDomain protectionDomain , byte [ ] classfile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ationLoadTimeWeav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strumentationLoadTimeWeaver.getInstrumen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rumentationLoadTimeWeaver.InstrumentationLoadTimeWeav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rumentationLoadTimeWeaver.removeTransform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rumentationLoadTimeWeaver.isInstrumentatio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LoadTimeWeaver.Instrumentation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LoadTimeWeaver.getThrowawa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Accessor.getInstru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umentation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ngClassFileTransform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